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1" svg:font-family="Arial" style:font-family-generic="roman"/>
    <style:font-face style:name="Times New Roman1" svg:font-family="'Times New 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8pt" style:font-size-asian="18pt" style:font-size-complex="18pt"/>
    </style:style>
    <style:style style:name="P2" style:family="paragraph" style:parent-style-name="Standard">
      <style:text-properties style:font-name="Arial" fo:font-size="9pt" style:font-size-asian="9pt" style:font-size-complex="9pt"/>
    </style:style>
    <style:style style:name="P3" style:family="paragraph" style:parent-style-name="Standard">
      <style:paragraph-properties style:text-autospace="none"/>
      <style:text-properties style:font-name="Arial" fo:font-size="9pt" style:font-name-asian="ArialMT" style:font-size-asian="9pt" style:font-name-complex="ArialMT" style:font-size-complex="9pt"/>
    </style:style>
    <style:style style:name="P4" style:family="paragraph" style:parent-style-name="Standard">
      <style:paragraph-properties style:text-autospace="none"/>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style:font-name-asian="ArialMT" style:font-name-complex="ArialMT"/>
    </style:style>
    <style:style style:name="T3" style:family="text">
      <style:text-properties style:font-name-asian="Arial1" style:font-name-complex="Arial1"/>
    </style:style>
    <style:style style:name="T4" style:family="text">
      <style:text-properties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LC Description</text:p>
      <text:p text:style-name="P2"/>
      <text:p text:style-name="P3">-Current design methodologies will not be able to keep pace with the continuing increase in design complexity and shorter times to market. Non value added activities need to be minimized. Examples of non-value added activities include test bench construction, constant generation, interconnect design and implementation for multiple projects simultaneously by employing the CSLC tool to add and subtract object features. </text:p>
      <text:p text:style-name="P3">-The CSLC tool facilitates incremental design techniques, intellectual property integration, system on chip design, and rapid verification environment construction.</text:p>
      <text:p text:style-name="P3">-Front end RTL design tasks are automated in the CSLC software.</text:p>
      <text:p text:style-name="P3">-Use a single point solution RTL like language instead of many languages. Lower learning curve for new engineers by using only one additional language for front end RTL design. Eliminate the cost of maintaining in house design automation tools</text:p>
      <text:p text:style-name="P3">-CSLC has built in commonly used modules to reduce the number of bugs and the time used in building a design.</text:p>
      <text:p text:style-name="P3">-CSLC generates automatically: modules with correct interfaces, common components, a memory map with no address collision, a memory map connected to state elements like register, register file or SRAMs, and more. <text:span text:style-name="T1">CSLC is able to do this by using the built in components which can be configured by writing short CSL specifications</text:span>. This way, CSLC eliminate designer bugs when instantiating common elements.</text:p>
      <text:p text:style-name="P3">-Generates interfaces for modules and this way there is an interface consistency between modules </text:p>
      <text:p text:style-name="P4"><text:span text:style-name="T2">-An auto router automatically connects the end points of modules in the design hierarchy. </text:span><text:span text:style-name="T3">The auto router is a port name and direction inference engine used to connect the port signals with the same names in different units. Th</text:span>e auto router creates the ports in each module based on the CSL statements which specify the connections through modules interfaces. <text:span text:style-name="T2">The use of auto router in CSLC specifications allows design teams to rapidly change hierarchies. This has been beneficial on projects which discovered problems during the floor planning stage.</text:span></text:p>
      <text:p text:style-name="P3">-Users can make architectural and design changes quickly</text:p>
      <text:p text:style-name="P3">-Existing designs are easily integrated with CSL specifications</text:p>
      <text:p text:style-name="P3">-The CSLC <text:s/>tool will automatically generate test benches for each module in the design. The design under test can be driven</text:p>
      <text:p text:style-name="P3">with test vectors which either loaded written to a file and into a memory or transmitted to the test bench via a socket PLI.</text:p>
      <text:p text:style-name="P3">-<text:span text:style-name="T3">C++ Simulator is used in test benches to create golden models and to generate vectors and architectural states. The C++ model behavior is compared against RTL model behavior created using Vsim. </text:span>Test benches are updated based on the changing vector and module interface specifications.</text:p>
      <text:p text:style-name="P3">-The CSLC tool can generate the memory map for a chip design from a CSL memory map specification</text:p>
      <text:p text:style-name="P3">-The CSLC tool will generate the C/C++ and RTL register implementations for a chip design from a CSL register specification. Registers can be associated with addresses from the CSLC memory map specification thus avoiding coding</text:p>
      <text:p text:style-name="P3">errors. Different types of registers (counter, interrupt, ...) can be generated which avoids common coding errors by designers.</text:p>
      <text:p text:style-name="P3">Registers can be connected to signals using the CSLC interconnect specification.</text:p>
      <text:p text:style-name="P3">-The CSLC tool will generate the C/C++ and RTL register file implementations for a chip design from a CSL register file specification and FIFOs implementations from a CSL FIFO specification</text:p>
      <text:p text:style-name="P3">-CSLC generates the pin to connect the FPGA’s to the PCB. Can be used to build FPGA models for accelerated hardware simulation.</text:p>
      <text:p text:style-name="P3">-CSLC generates the math units on chip including filters and adder trees using fixed point arithmetic</text:p>
      <text:p text:style-name="P3">-The CSLC creates the interconnect between the RTL modules on different ASIC’s and FPGA’s and connects them through the pads, and PCB’s.</text:p>
      <text:p text:style-name="P3">-Custom bus generator based on industry standard flow control concepts are available in CSLC. Flow control is done using handshaking or valid/stall logic.</text:p>
      <text:p text:style-name="P3">-CSLC has <text:span text:style-name="T4">100% Verilog (IEEE 1364) language coverage and it has support for all Cadence, Mentor Graphics, and Synopsys synthesis programs.</text:span></text:p>
      <text:p text:style-name="P3">-CSLC has a performance, status, query, control, network. An out of band network that is used to measure, monitor, configure, and control the chip design.</text:p>
      <text:p text:style-name="P3">-By using CSLC, the design team can focus on the new features of the design while a single powerful tool does all the non-value added activities. This way the man power is used more efficient and with lower co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1" svg:font-family="Arial" style:font-family-generic="roman"/>
    <style:font-face style:name="Times New Roman1" svg:font-family="'Times New Roman'"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A O</meta:initial-creator>
    <meta:creation-date>2007-01-08T11:59:18</meta:creation-date>
    <dc:creator>A O</dc:creator>
    <dc:date>2007-01-12T11:29:01</dc:date>
    <meta:printed-by>Catalin Buletin</meta:printed-by>
    <meta:print-date>2007-01-08T16:08:25</meta:print-date>
    <dc:language>en-US</dc:language>
    <meta:editing-cycles>36</meta:editing-cycles>
    <meta:editing-duration>PT5H31M28S</meta:editing-duration>
    <meta:user-defined meta:name="Info 1"/>
    <meta:user-defined meta:name="Info 2"/>
    <meta:user-defined meta:name="Info 3"/>
    <meta:user-defined meta:name="Info 4"/>
    <meta:document-statistic meta:table-count="0" meta:image-count="0" meta:object-count="0" meta:page-count="1" meta:paragraph-count="26" meta:word-count="705" meta:character-count="4463"/>
  </office:meta>
</office:document-meta>
</file>